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1"/>
        <table:table-column table:style-name="co2" table:default-cell-style-name="ce3"/>
        <table:table-column table:style-name="co1" table:default-cell-style-name="ce1"/>
        <table:table-column table:style-name="co2" table:default-cell-style-name="ce3"/>
        <table:table-column table:style-name="co1" table:default-cell-style-name="ce1"/>
        <table:table-column table:style-name="co2" table:default-cell-style-name="ce3"/>
        <table:table-column table:style-name="co1" table:default-cell-style-name="ce1"/>
        <table:table-column table:style-name="co2" table:default-cell-style-name="ce3"/>
        <table:table-column table:style-name="co1" table:default-cell-style-name="ce1"/>
        <table:table-column table:style-name="co2" table:default-cell-style-name="ce3"/>
        <table:table-column table:style-name="co1" table:default-cell-style-name="ce1"/>
        <table:table-column table:style-name="co3" table:default-cell-style-name="ce3"/>
        <table:table-column table:style-name="co1" table:default-cell-style-name="ce1"/>
        <table:table-column table:style-name="co3" table:default-cell-style-name="ce3"/>
        <table:table-column table:style-name="co1" table:default-cell-style-name="ce1"/>
        <table:table-column table:style-name="co3" table:default-cell-style-name="ce3"/>
        <table:table-column table:style-name="co1" table:default-cell-style-name="ce1"/>
        <table:table-column table:style-name="co4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Q2 value: 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Q5 value: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Q135 value: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Q2 value: 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Q5 value: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Q135 value: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Q2 value: 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Q5 value: 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Q135 value: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Q2 value: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Q5 value: 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Q135 value: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Q2 value: 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Q2 value: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Q2 value: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Q2 value: 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Q2 value: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Q2 value: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Q2 value: 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Q2 value: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Q2 value: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Q2 value: 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Q2 value: 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Q2 value: 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Q2 value: 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Q2 value: 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Q2 value: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Q2 value: 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Q2 value: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Q5 value: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Q135 value: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Q2 value: 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Q5 value: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Q135 value: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Q2 value: 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MQ5 value: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Q135 value: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Q2 value: 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Q5 value: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Q135 value: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Q2 value: 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Q2 value: 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Q5 value: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Q135 value: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Q2 value: 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Q135 value: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Q135 value: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Q2 value: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Q5 value: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Q135 value: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Q2 value: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Q5 value: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Q135 value: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Q2 value: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Q5 value: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Q135 value: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Q2 value: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Q5 value: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Q135 value: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Q2 value: 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Q5 value: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Q135 value: 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Q2 value: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Q5 value: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Q135 value: 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Q2 value: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Q5 value: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Q135 value: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Q2 value: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Q5 value: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Q135 value: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Q2 value: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Q5 value: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Q135 value: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Q2 value: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Q5 value: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Q135 value: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Q2 value: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Q5 value: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Q135 value: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Q2 value: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Q5 value: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Q135 value: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Q2 value: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Q5 value: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Q135 value: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Q2 value: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Q5 value: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Q135 value: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Q2 value: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Q5 value: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Q135 value: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Q2 value: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Q5 value: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Q135 value: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2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Q2 value: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Q5 value: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Q135 value: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Q2 value: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Q5 value: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Q135 value: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Q2 value: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Q5 value: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Q135 value: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umidity0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idity1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2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Q2 value: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Q5 value: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Q135 value: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Q2 value: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Q5 value: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Q135 value: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Q2 value: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Q5 value: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Q135 value: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Q2 value: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Q5 value: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Q135 value: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Q2 value: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Q5 value: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Q135 value: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Q2 value: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Q5 value: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Q135 value: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Q2 value: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Q5 value: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Q135 value: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Q2 value: 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Q2 value: 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2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umidity1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midity2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idity0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idity0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umidity0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Q2 value: 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Q5 value: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Q135 value: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Humidity0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Q2 value: 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Q2 value: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Q2 value: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MQ5 value: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Q2 value: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Q2 value: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Q2 value: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Q5 value: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Q2 value: 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Q5 value: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Q2 value: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Q2 value: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Q2 value: 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Q5 value: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Q135 value: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Q2 value: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Q5 value: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Q2 value: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Q2 value: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Q2 value: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Q5 value: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Q2 value: 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Q2 value: 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Q5 value: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Q135 value: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Q2 value: 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Q5 value: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Q13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Q2 value: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Q2 value: 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Q5 value: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Q13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Q2 value: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Q5 value: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Q13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Q2 value: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Q5 value: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Q13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Q13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Q2 value: 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Q5 value: 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Q135 value: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Q2 value: 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Q5 value: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Q135 value: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Q2 value: 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MQ5 value: 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Q135 value: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Q2 value: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Q5 value: 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Q135 value: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Q2 value: 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MQ5 value: 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Q135 value: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Q2 value: 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MQ5 value: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Q13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Q135 value: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Q2 value: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Q13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Q135 value: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Q2 value: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Q5 value: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Q135 value: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Q2 value: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Q5 value: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Q135 value: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Q2 value: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Q135 value: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Q2 value: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Q5 value: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Q135 value: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Q13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Q13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Q2 value: 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MQ5 value: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Q2 value: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Q5 value: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Q13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Q2 value: 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Q5 value: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Q13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Q2 value: 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Q5 value: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Q2 value: 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Q5 value: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Q13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Q2 value: 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Q5 value: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Q13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Q135 value: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Q135 value: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Q2 value: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Q5 value: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Q2 value: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Q5 value: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Q135 value: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umidity0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umidity1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umidity2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erature0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C Temperature1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C Temperature2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*C 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 calcext:value-type="string" table:number-columns-spanned="2" table:number-rows-spanned="2">
            <text:p>Initial value for sensor calibration:</text:p>
          </table:table-cell>
          <table:covered-table-cell table:style-name="ce4"/>
          <table:table-cell table:style-name="ce5" table:formula="of:=AVERAGE([.C4:.C283])" office:value-type="float" office:value="371.967857142857" calcext:value-type="float">
            <text:p>371.967857142857</text:p>
          </table:table-cell>
          <table:table-cell table:style-name="ce6"/>
          <table:table-cell table:style-name="ce6" table:formula="of:=AVERAGE([.E4:.E283])" office:value-type="float" office:value="150.664285714286" calcext:value-type="float">
            <text:p>150.664285714286</text:p>
          </table:table-cell>
          <table:table-cell table:style-name="ce6"/>
          <table:table-cell table:style-name="ce7" table:formula="of:=AVERAGE([.G4:.G283])" office:value-type="float" office:value="238.271428571429" calcext:value-type="float">
            <text:p>238.271428571429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 table:number-rows-repeated="104828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3:32:24.064695654</meta:creation-date>
    <dc:date>2018-05-01T16:08:52.950833652</dc:date>
    <meta:editing-duration>PT4M59S</meta:editing-duration>
    <meta:editing-cycles>3</meta:editing-cycles>
    <meta:generator>LibreOffice/5.4.5.1$Linux_X86_64 LibreOffice_project/79c9829dd5d8054ec39a82dc51cd9eff340dbee8</meta:generator>
    <meta:document-statistic meta:table-count="1" meta:cell-count="5604" meta:object-count="0"/>
  </office:meta>
</office:document-meta>
</file>